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officeooo:rsid="00043be8" officeooo:paragraph-rsid="00043be8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23df92" officeooo:paragraph-rsid="0023df9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3df92" officeooo:paragraph-rsid="0026f55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52dcb" officeooo:paragraph-rsid="00252dc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72839" officeooo:paragraph-rsid="0027283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bold" officeooo:rsid="0022e648" officeooo:paragraph-rsid="0022e64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52dcb" officeooo:paragraph-rsid="0026f55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52dcb" officeooo:paragraph-rsid="00252dc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3df92" officeooo:paragraph-rsid="0022e64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72839" officeooo:paragraph-rsid="0027283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8c071" officeooo:paragraph-rsid="0028c07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df92" style:font-weight-asian="normal" style:font-weight-complex="normal"/>
    </style:style>
    <style:style style:name="T3" style:family="text">
      <style:text-properties officeooo:rsid="002147a8"/>
    </style:style>
    <style:style style:name="T4" style:family="text">
      <style:text-properties officeooo:rsid="00252dcb"/>
    </style:style>
    <style:style style:name="T5" style:family="text">
      <style:text-properties officeooo:rsid="0028c07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b4a07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mes Beavers</text:p>
      <text:p text:style-name="P1">jjbeaver<text:tab/></text:p>
      <text:p text:style-name="P1">CSC<text:span text:style-name="T3">591<text:tab/></text:span></text:p>
      <text:p text:style-name="P1"><text:span text:style-name="T3">Project P1</text:span><text:tab/></text:p>
      <text:p text:style-name="P1"><text:tab/><text:tab/>Due: 2/<text:span text:style-name="T3">24</text:span>/15<text:tab/></text:p>
      <text:p text:style-name="P6">Experiment<text:span text:style-name="T7">al</text:span> Results</text:p>
      <text:p text:style-name="P6"/>
      <text:p text:style-name="P6">&lt;amadan2&gt; – &lt;1&gt; <text:span text:style-name="T1">“</text:span><text:span text:style-name="T2">On average, as the size of the circle increase, the common features between users in the circle decreases.”</text:span></text:p>
      <text:p text:style-name="P6"/>
      <text:p text:style-name="P4">i) Given the sample data and egos we used to test this hypothesis, it seems plausible that this hypothesis might be true. <text:s/>As the size of circles increased, the number of common attributes among the group seemed to decrease. See relevant graphs below:</text:p>
      <text:p text:style-name="P4"/>
      <text:p text:style-name="P4"><draw:frame draw:style-name="fr1" draw:name="Object1" text:anchor-type="paragraph" svg:width="8.5in" svg:height="5.345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/>
      <text:p text:style-name="P4"/>
      <text:p text:style-name="P4"><draw:frame draw:style-name="fr2" draw:name="Object2" text:anchor-type="paragraph" svg:x="-0.7874in" svg:y="-0.5957in" svg:width="8.5in" svg:height="4.6646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3" text:anchor-type="paragraph" svg:x="-0.7874in" svg:y="4.25in" svg:width="8.5in" svg:height="4.5417in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4"/>
      <text:p text:style-name="P4"/>
      <text:p text:style-name="P4"><draw:frame draw:style-name="fr2" draw:name="Object4" text:anchor-type="paragraph" svg:x="-0.7874in" svg:y="-0.7874in" svg:width="8.5in" svg:height="5.3453in" draw:z-index="5"><draw:object xlink:href="./Object 4" xlink:type="simple" xlink:show="embed" xlink:actuate="onLoad"/><draw:image xlink:href="./ObjectReplacements/Object 4" xlink:type="simple" xlink:show="embed" xlink:actuate="onLoad"/><svg:desc>chart</svg:desc></draw:frame><text:soft-page-break/></text:p>
      <text:p text:style-name="P4"/>
      <text:p text:style-name="P4">From the above graphs, we can see that clearly, as the size of the circle increases, the number of common attributes among the circle approaches 0 very quickly. </text:p>
      <text:p text:style-name="P2"/>
      <text:p text:style-name="P3"><text:span text:style-name="T4">ii</text:span>) In general, there were a lot of circles that had 0 common attributes. <text:span text:style-name="T4">Additionally, each individual didn't necessarily have many features defined. <text:s/>Some users had as many as 32 features (out of the 0.circles users), while some only has 1 or 2 features. <text:s/>This means that any circle (regardless of its size) that contains a user of only 1 or 2 features, the resulting # common attributes is limited to a maximum of 1 or 2. <text:s/>This could be due to users not properly defining all of their profile attributes, etc.</text:span></text:p>
      <text:p text:style-name="P3"/>
      <text:p text:style-name="P7">Though this analysis seems somewhat sufficient, I would argue that a better analysis would be one that takes into account these users who have very few attributes defined. <text:s/>Maybe a better number (I'll call x) would be the number of common attributes with commonality of 70% or better (as opposed to 100% in our analysis). <text:s/>For example, if x is 10, this means that for the given circle, there were 10 common attributes among at least 70% of the circle. <text:s/>The percentage (70%) could be adjusted as needed. <text:s/></text:p>
      <text:p text:style-name="P6"/>
      <text:p text:style-name="P6"/>
      <text:p text:style-name="P6">&lt;mmashay2&gt; - &lt;1&gt; <text:span text:style-name="T1">“</text:span><text:span text:style-name="T2">The node degree distribution follows so-called power-laws distribution (in which a few nodes have high degrees and many nodes have small degrees).</text:span></text:p>
      <text:p text:style-name="P6"/>
      <text:p text:style-name="P5">i) <text:span text:style-name="T5">I disagree with this hypothesis. <text:s/>While it is true that there was an outlier of 1 very large degree node in each graph (below), we can see that there are many large degree nodes as well as small degree nodes. <text:s text:c="2"/>The data seems like it might follow more of a normal or binomial distribution than a power distribution.</text:span></text:p>
      <text:p text:style-name="P5"><draw:frame draw:style-name="fr2" draw:name="Object5" text:anchor-type="paragraph" svg:x="-0.7874in" svg:y="-0.3937in" svg:width="8.4984in" svg:height="4.9563in" draw:z-index="3"><draw:object xlink:href="./Object 5" xlink:type="simple" xlink:show="embed" xlink:actuate="onLoad"/><draw:image xlink:href="./ObjectReplacements/Object 5" xlink:type="simple" xlink:show="embed" xlink:actuate="onLoad"/></draw:frame><draw:frame draw:style-name="fr2" draw:name="Object6" text:anchor-type="paragraph" svg:x="-0.7874in" svg:y="4.7437in" svg:width="8.5in" svg:height="4.6547in" draw:z-index="4"><draw:object xlink:href="./Object 6" xlink:type="simple" xlink:show="embed" xlink:actuate="onLoad"/><draw:image xlink:href="./ObjectReplacements/Object 6" xlink:type="simple" xlink:show="embed" xlink:actuate="onLoad"/></draw:frame><text:soft-page-break/></text:p>
      <text:p text:style-name="P5"/>
      <text:p text:style-name="P11"><text:soft-page-break/>ii)<text:span text:style-name="T6"> </text:span>I believe this data clearly shows that the degrees of nodes do not follow a power law distribution. <text:s/>However, I also believe it wouldn't hurt to carry this out further with additional ego-networks. <text:s/>Two seems like a rather small sample size.</text:p>
      <text:p text:style-name="P6"/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Beavers</meta:initial-creator>
    <meta:creation-date>2015-02-03T13:56:46.392519197</meta:creation-date>
    <dc:date>2015-02-22T19:27:02.016021338</dc:date>
    <dc:creator>James Beavers</dc:creator>
    <meta:editing-duration>P1DT23H15M41S</meta:editing-duration>
    <meta:editing-cycles>20</meta:editing-cycles>
    <meta:generator>LibreOffice/4.2.8.2$Linux_X86_64 LibreOffice_project/420$Build-2</meta:generator>
    <meta:document-statistic meta:table-count="0" meta:image-count="0" meta:object-count="6" meta:page-count="5" meta:paragraph-count="14" meta:word-count="407" meta:character-count="2354" meta:non-whitespace-character-count="19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89cm" svg:height="13.578cm" xlink:href="." xlink:type="simple" chart:class="chart:line" chart:style-name="ch1">
        <chart:title svg:x="8.171cm" svg:y="0.407cm" chart:style-name="ch2">
          <text:p>Ego 0 - w/o Ego in Circles</text:p>
        </chart:title>
        <chart:legend chart:legend-position="end" svg:x="18.022cm" svg:y="6.241cm" style:legend-expansion="high" chart:style-name="ch3"/>
        <chart:plot-area chart:style-name="ch4" chart:data-source-has-labels="both" svg:x="0.431cm" svg:y="1.457cm" svg:width="17.16cm" svg:height="11.85cm">
          <chartooo:coordinate-region svg:x="1.238cm" svg:y="1.656cm" svg:width="16.073cm" svg:height="11.004cm"/>
          <chart:axis chart:dimension="x" chart:name="primary-x" chart:style-name="ch5" chartooo:axis-type="auto">
            <chartooo:date-scale/>
            <chart:categories table:cell-range-address="local-table.$A$2:.$A$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" chart:label-cell-address="local-table.$B$1" chart:class="chart:line">
            <chart:data-point chart:repeated="24"/>
          </chart:series>
          <chart:series chart:style-name="ch8" chart:values-cell-range-address="local-table.$C$2:.$C$25" chart:label-cell-address="local-table.$C$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</text:p>
              </table:table-cell>
              <table:table-cell office:value-type="string">
                <text:p># common attr</text:p>
              </table:table-cell>
            </table:table-row>
          </table:table-header-rows>
          <table:table-rows>
            <table:table-row>
              <table:table-cell office:value-type="string">
                <text:p>c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c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1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1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2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2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1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2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1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2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1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9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4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6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1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5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89cm" svg:height="11.847cm" xlink:href="." xlink:type="simple" chart:class="chart:line" chart:style-name="ch1">
        <chart:title svg:x="7.814cm" svg:y="0.372cm" chart:style-name="ch2">
          <text:p>Ego 1684 - w/o Ego in Circles</text:p>
        </chart:title>
        <chart:legend chart:legend-position="end" svg:x="18.022cm" svg:y="5.375cm" style:legend-expansion="high" chart:style-name="ch3"/>
        <chart:plot-area chart:style-name="ch4" chart:data-source-has-labels="both" svg:x="0.431cm" svg:y="1.387cm" svg:width="17.16cm" svg:height="10.224cm">
          <chartooo:coordinate-region svg:x="1.238cm" svg:y="1.586cm" svg:width="16.073cm" svg:height="9.378cm"/>
          <chart:axis chart:dimension="x" chart:name="primary-x" chart:style-name="ch5" chartooo:axis-type="auto">
            <chartooo:date-scale/>
            <chart:categories table:cell-range-address="local-table.$A$2:.$A$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8" chart:label-cell-address="local-table.$B$1" chart:class="chart:line">
            <chart:data-point chart:repeated="17"/>
          </chart:series>
          <chart:series chart:style-name="ch8" chart:values-cell-range-address="local-table.$C$2:.$C$18" chart:label-cell-address="local-table.$C$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</text:p>
              </table:table-cell>
              <table:table-cell office:value-type="string">
                <text:p># common attr</text:p>
              </table:table-cell>
            </table:table-row>
          </table:table-header-rows>
          <table:table-rows>
            <table:table-row>
              <table:table-cell office:value-type="string">
                <text:p>c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1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1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4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7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8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2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4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89cm" svg:height="11.535cm" xlink:href="." xlink:type="simple" chart:class="chart:line" chart:style-name="ch1">
        <chart:title svg:x="8.052cm" svg:y="0.366cm" chart:style-name="ch2">
          <text:p>Ego 0 - With Ego in Circles</text:p>
        </chart:title>
        <chart:legend chart:legend-position="end" svg:x="18.022cm" svg:y="5.219cm" style:legend-expansion="high" chart:style-name="ch3"/>
        <chart:plot-area chart:style-name="ch4" chart:data-source-has-labels="both" svg:x="0.431cm" svg:y="1.375cm" svg:width="17.16cm" svg:height="9.93cm">
          <chartooo:coordinate-region svg:x="1.238cm" svg:y="1.574cm" svg:width="16.073cm" svg:height="9.084cm"/>
          <chart:axis chart:dimension="x" chart:name="primary-x" chart:style-name="ch5" chartooo:axis-type="auto">
            <chartooo:date-scale/>
            <chart:categories table:cell-range-address="local-table.$A$2:.$A$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" chart:label-cell-address="local-table.$B$1" chart:class="chart:line">
            <chart:data-point chart:repeated="24"/>
          </chart:series>
          <chart:series chart:style-name="ch8" chart:values-cell-range-address="local-table.$C$2:.$C$25" chart:label-cell-address="local-table.$C$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</text:p>
              </table:table-cell>
              <table:table-cell office:value-type="string">
                <text:p># common attr</text:p>
              </table:table-cell>
            </table:table-row>
          </table:table-header-rows>
          <table:table-rows>
            <table:table-row>
              <table:table-cell office:value-type="string">
                <text:p>c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1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1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2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2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1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2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1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2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1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9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1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6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1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6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5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89cm" svg:height="13.576cm" xlink:href="." xlink:type="simple" chart:class="chart:line" chart:style-name="ch1">
        <chart:title svg:x="7.694cm" svg:y="0.407cm" chart:style-name="ch2">
          <text:p>Ego 1684 - With Ego in Circles</text:p>
        </chart:title>
        <chart:legend chart:legend-position="end" svg:x="18.022cm" svg:y="6.24cm" style:legend-expansion="high" chart:style-name="ch3"/>
        <chart:plot-area chart:style-name="ch4" chart:data-source-has-labels="both" svg:x="0.431cm" svg:y="1.457cm" svg:width="17.16cm" svg:height="11.848cm">
          <chartooo:coordinate-region svg:x="1.238cm" svg:y="1.656cm" svg:width="16.073cm" svg:height="11.002cm"/>
          <chart:axis chart:dimension="x" chart:name="primary-x" chart:style-name="ch5" chartooo:axis-type="auto">
            <chartooo:date-scale/>
            <chart:categories table:cell-range-address="local-table.$A$2:.$A$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8" chart:label-cell-address="local-table.$B$1" chart:class="chart:line">
            <chart:data-point chart:repeated="17"/>
          </chart:series>
          <chart:series chart:style-name="ch8" chart:values-cell-range-address="local-table.$C$2:.$C$18" chart:label-cell-address="local-table.$C$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</text:p>
              </table:table-cell>
              <table:table-cell office:value-type="string">
                <text:p># common attr</text:p>
              </table:table-cell>
            </table:table-row>
          </table:table-header-rows>
          <table:table-rows>
            <table:table-row>
              <table:table-cell office:value-type="string">
                <text:p>c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1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1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9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7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8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2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4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586cm" svg:height="12.588cm" xlink:href="." xlink:type="simple" chart:class="chart:line" chart:style-name="ch1">
        <chart:title svg:x="6.781cm" svg:y="0.387cm" chart:style-name="ch2">
          <text:p>Ego 1912 - Degree of Nodes Distribution</text:p>
        </chart:title>
        <chart:legend chart:legend-position="end" svg:x="19.21cm" svg:y="5.995cm" style:legend-expansion="high" chart:style-name="ch3"/>
        <chart:plot-area chart:style-name="ch4" chart:data-source-has-labels="both" svg:x="0.431cm" svg:y="1.417cm" svg:width="18.348cm" svg:height="10.92cm">
          <chartooo:coordinate-region svg:x="1.423cm" svg:y="1.616cm" svg:width="17.215cm" svg:height="9.797cm"/>
          <chart:axis chart:dimension="x" chart:name="primary-x" chart:style-name="ch5" chartooo:axis-type="text">
            <chart:categories table:cell-range-address="local-table.$A$2:.$A$7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57" chart:label-cell-address="local-table.$B$1" chart:class="chart:line">
            <chart:data-point chart:repeated="7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gr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589cm" svg:height="11.823cm" xlink:href="." xlink:type="simple" chart:class="chart:line" chart:style-name="ch1">
        <chart:title svg:x="6.782cm" svg:y="0.372cm" chart:style-name="ch2">
          <text:p>Ego 3980 - Degree of Nodes Distribution</text:p>
        </chart:title>
        <chart:legend chart:legend-position="end" svg:x="19.213cm" svg:y="5.612cm" style:legend-expansion="high" chart:style-name="ch3"/>
        <chart:plot-area chart:style-name="ch4" chart:data-source-has-labels="both" svg:x="0.431cm" svg:y="1.387cm" svg:width="18.351cm" svg:height="10.2cm">
          <chartooo:coordinate-region svg:x="1.238cm" svg:y="1.586cm" svg:width="17.358cm" svg:height="8.956cm"/>
          <chart:axis chart:dimension="x" chart:name="primary-x" chart:style-name="ch5" chartooo:axis-type="text">
            <chart:categories table:cell-range-address="local-table.$A$2:.$A$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1" chart:label-cell-address="local-table.$B$1" chart:class="chart:line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gr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